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620e0"/>
    </style:style>
    <style:style style:name="P2" style:family="paragraph" style:parent-style-name="Standard">
      <style:text-properties officeooo:paragraph-rsid="001aef2f"/>
    </style:style>
    <style:style style:name="T1" style:family="text">
      <style:text-properties officeooo:rsid="001620e0"/>
    </style:style>
    <style:style style:name="T2" style:family="text">
      <style:text-properties officeooo:rsid="0017f2c0"/>
    </style:style>
    <style:style style:name="T3" style:family="text">
      <style:text-properties officeooo:rsid="001aef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var/www/html/etable<text:span text:style-name="T2">web</text:span>/</text:p>
      <text:p text:style-name="Standard">│── index.php</text:p>
      <text:p text:style-name="Standard">│── about.php</text:p>
      <text:p text:style-name="Standard">│── cows.php</text:p>
      <text:p text:style-name="P1">│── <text:span text:style-name="T1">cows2</text:span>.php</text:p>
      <text:p text:style-name="P1">│── <text:span text:style-name="T1">cow_details</text:span>.php</text:p>
      <text:p text:style-name="Standard">│── login.php</text:p>
      <text:p text:style-name="Standard">│── signup.php</text:p>
      <text:p text:style-name="Standard">│── dashboard.php</text:p>
      <text:p text:style-name="Standard">│── css/</text:p>
      <text:p text:style-name="Standard">│ <text:s text:c="2"/>├── styles.css</text:p>
      <text:p text:style-name="Standard">│── js/</text:p>
      <text:p text:style-name="Standard">│── includes/</text:p>
      <text:p text:style-name="Standard">│ <text:s text:c="2"/>├── db.php</text:p>
      <text:p text:style-name="Standard">│ <text:s text:c="2"/>├── header.php</text:p>
      <text:p text:style-name="Standard">│ <text:s text:c="2"/>├── footer.php</text:p>
      <text:p text:style-name="Standard">│── cow_images/</text:p>
      <text:p text:style-name="P1">│ <text:s text:c="2"/>├── <text:span text:style-name="T1">1.jpg</text:span></text:p>
      <text:p text:style-name="Standard">│── admin/</text:p>
      <text:p text:style-name="Standard">│ <text:s text:c="2"/>├── add_cow.php</text:p>
      <text:p text:style-name="Standard">│── auth/</text:p>
      <text:p text:style-name="Standard">│ <text:s text:c="2"/>├── register.php</text:p>
      <text:p text:style-name="P1">│ <text:s text:c="2"/>├── register<text:span text:style-name="T1">2</text:span>.php</text:p>
      <text:p text:style-name="Standard">│ <text:s text:c="2"/>├── login.php</text:p>
      <text:p text:style-name="P1">│ <text:s text:c="2"/>├── login<text:span text:style-name="T1">2</text:span>.php</text:p>
      <text:p text:style-name="Standard">│ <text:s text:c="2"/>├── logout.php</text:p>
      <text:p text:style-name="Standard"/>
      <text:p text:style-name="Standard">+-------------------+</text:p>
      <text:p text:style-name="Standard">| <text:s text:c="6"/>users <text:s text:c="5"/>|</text:p>
      <text:p text:style-name="Standard">+-------------------+</text:p>
      <text:p text:style-name="Standard">| id (PK) <text:s text:c="9"/>|</text:p>
      <text:p text:style-name="Standard">| username <text:s text:c="8"/>|</text:p>
      <text:p text:style-name="Standard">| password <text:s text:c="8"/>|</text:p>
      <text:p text:style-name="Standard">| role (admin/client) |</text:p>
      <text:p text:style-name="Standard">+-------------------+</text:p>
      <text:p text:style-name="Standard"><text:s text:c="8"/>|</text:p>
      <text:p text:style-name="Standard"><text:s text:c="8"/>| (1, N)</text:p>
      <text:p text:style-name="Standard"><text:s text:c="8"/>v</text:p>
      <text:p text:style-name="Standard">+-------------------+</text:p>
      <text:p text:style-name="Standard">| <text:s text:c="6"/>cows <text:s text:c="6"/>|</text:p>
      <text:p text:style-name="Standard">+-------------------+</text:p>
      <text:p text:style-name="Standard">| id (PK) <text:s text:c="9"/>|</text:p>
      <text:p text:style-name="Standard">| cowID (Unique) <text:s text:c="2"/>|</text:p>
      <text:p text:style-name="Standard">| rfid_tag (Unique)|</text:p>
      <text:p text:style-name="Standard">| image <text:s text:c="11"/>|</text:p>
      <text:p text:style-name="Standard">| milk_temperature |</text:p>
      <text:p text:style-name="Standard">| milk_flow <text:s text:c="7"/>|</text:p>
      <text:p text:style-name="Standard">+-------------------+</text:p>
      <text:p text:style-name="Standard"><text:s text:c="8"/>|</text:p>
      <text:p text:style-name="Standard"><text:s text:c="8"/>| (1, N)</text:p>
      <text:p text:style-name="Standard"><text:s text:c="8"/>v</text:p>
      <text:p text:style-name="Standard">+----------------------------+</text:p>
      <text:p text:style-name="Standard"><text:soft-page-break/>| <text:s text:c="3"/>temperature_records <text:s text:c="4"/>|</text:p>
      <text:p text:style-name="Standard">+----------------------------+</text:p>
      <text:p text:style-name="Standard">| id (PK) <text:s text:c="18"/>|</text:p>
      <text:p text:style-name="Standard">| cowID (FK) <text:s text:c="15"/>|</text:p>
      <text:p text:style-name="Standard">| temperature <text:s text:c="14"/>|</text:p>
      <text:p text:style-name="P2">| recorded_at (Timestamp) <text:s text:c="2"/>|</text:p>
      <text:p text:style-name="P2">+----------------------------+ </text:p>
      <text:p text:style-name="P2"/>
      <text:p text:style-name="P2">#include &lt;OneWire.h&gt;</text:p>
      <text:p text:style-name="P2">#include &lt;DallasTemperature.h&gt;</text:p>
      <text:p text:style-name="P2">#include &lt;WiFi.h&gt;</text:p>
      <text:p text:style-name="P2">#include &lt;PubSubClient.h&gt;</text:p>
      <text:p text:style-name="P2">#include &lt;SPI.h&gt;</text:p>
      <text:p text:style-name="P2">#include &lt;MFRC522.h&gt;</text:p>
      <text:p text:style-name="P2">#include &lt;MySQL_Connector_Arduino.h&gt;</text:p>
      <text:p text:style-name="P2"/>
      <text:p text:style-name="P2">// WiFi &amp; MQTT Setup</text:p>
      <text:p text:style-name="P2">const char* ssid = "ESP32_Server";</text:p>
      <text:p text:style-name="P2">const char* password = "12345678";</text:p>
      <text:p text:style-name="P2">const char* mqtt_server = "192.168.4.2";</text:p>
      <text:p text:style-name="P2">const char* mqtt_topic_temp = "temperature";</text:p>
      <text:p text:style-name="P2">const char* mqtt_topic_rfid = "rfid";</text:p>
      <text:p text:style-name="P2"/>
      <text:p text:style-name="P2">// DS18B20 Temperature Sensor</text:p>
      <text:p text:style-name="P2">const int oneWireBus = 4;</text:p>
      <text:p text:style-name="P2">OneWire oneWire(oneWireBus);</text:p>
      <text:p text:style-name="P2">DallasTemperature sensors(&amp;oneWire);</text:p>
      <text:p text:style-name="P2"/>
      <text:p text:style-name="P2">// RFID Setup</text:p>
      <text:p text:style-name="P2">#define SS_PIN <text:s/>5</text:p>
      <text:p text:style-name="P2">#define RST_PIN 22</text:p>
      <text:p text:style-name="P2">MFRC522 rfid(SS_PIN, RST_PIN);</text:p>
      <text:p text:style-name="P2"/>
      <text:p text:style-name="P2">// MySQL Connection</text:p>
      <text:p text:style-name="P2">IPAddress server_addr(192, 168, 4, 2); <text:s/>// MySQL Server IP</text:p>
      <text:p text:style-name="P2">char user[] = "etable_user"; <text:s/>// MySQL Username</text:p>
      <text:p text:style-name="P2">char password_db[] = "yourpassword"; <text:s/>// MySQL Password</text:p>
      <text:p text:style-name="P2">WiFiClient client;</text:p>
      <text:p text:style-name="P2">MySQL_Connector conn(&amp;client);</text:p>
      <text:p text:style-name="P2"/>
      <text:p text:style-name="P2">// Variables</text:p>
      <text:p text:style-name="P2">int cowID = 0;</text:p>
      <text:p text:style-name="P2"/>
      <text:p text:style-name="P2">void setup_wifi() {</text:p>
      <text:p text:style-name="P2"><text:s text:c="2"/>Serial.println("Création du réseau WiFi local...");</text:p>
      <text:p text:style-name="P2"><text:s text:c="2"/>WiFi.softAP(ssid, password);</text:p>
      <text:p text:style-name="P2"><text:s text:c="2"/>IPAddress IP = WiFi.softAPIP();</text:p>
      <text:p text:style-name="P2"><text:s text:c="2"/>Serial.print("Adresse IP de l'ESP32 : ");</text:p>
      <text:p text:style-name="P2"><text:s text:c="2"/>Serial.println(IP);</text:p>
      <text:p text:style-name="P2">}</text:p>
      <text:p text:style-name="P2"/>
      <text:p text:style-name="P2">void reconnect() {</text:p>
      <text:p text:style-name="P2"><text:soft-page-break/><text:s text:c="2"/>while (!client.connected()) {</text:p>
      <text:p text:style-name="P2"><text:s text:c="4"/>Serial.print("Connexion au serveur MQTT...");</text:p>
      <text:p text:style-name="P2"><text:s text:c="4"/>if (client.connect("ESP32Client")) {</text:p>
      <text:p text:style-name="P2"><text:s text:c="6"/>Serial.println("connecté");</text:p>
      <text:p text:style-name="P2"><text:s text:c="4"/>} else {</text:p>
      <text:p text:style-name="P2"><text:s text:c="6"/>Serial.print("Échec, rc=");</text:p>
      <text:p text:style-name="P2"><text:s text:c="6"/>Serial.print(client.state());</text:p>
      <text:p text:style-name="P2"><text:s text:c="6"/>Serial.println(" nouvelle tentative dans 5 secondes");</text:p>
      <text:p text:style-name="P2"><text:s text:c="6"/>delay(5000);</text:p>
      <text:p text:style-name="P2"><text:s text:c="4"/>}</text:p>
      <text:p text:style-name="P2"><text:s text:c="2"/>}</text:p>
      <text:p text:style-name="P2">}</text:p>
      <text:p text:style-name="P2"/>
      <text:p text:style-name="P2">void setup() {</text:p>
      <text:p text:style-name="P2"><text:s text:c="2"/>Serial.begin(115200);</text:p>
      <text:p text:style-name="P2"><text:s text:c="2"/>setup_wifi();</text:p>
      <text:p text:style-name="P2"><text:s text:c="2"/>conn.connect(server_addr, 3306, user, password_db);</text:p>
      <text:p text:style-name="P2"><text:s text:c="2"/>sensors.begin();</text:p>
      <text:p text:style-name="P2"><text:s text:c="2"/></text:p>
      <text:p text:style-name="P2"><text:s text:c="2"/>SPI.begin();</text:p>
      <text:p text:style-name="P2"><text:s text:c="2"/>rfid.PCD_Init();</text:p>
      <text:p text:style-name="P2"><text:s text:c="2"/>Serial.println("RFID Scanner Ready");</text:p>
      <text:p text:style-name="P2">}</text:p>
      <text:p text:style-name="P2"/>
      <text:p text:style-name="P2">void loop() {</text:p>
      <text:p text:style-name="P2"><text:s text:c="2"/>if (!client.connected()) {</text:p>
      <text:p text:style-name="P2"><text:s text:c="4"/>reconnect();</text:p>
      <text:p text:style-name="P2"><text:s text:c="2"/>}</text:p>
      <text:p text:style-name="P2"><text:s text:c="2"/>client.loop();</text:p>
      <text:p text:style-name="P2"/>
      <text:p text:style-name="P2"><text:s text:c="2"/>// Check for RFID Tag</text:p>
      <text:p text:style-name="P2"><text:s text:c="2"/>if (rfid.PICC_IsNewCardPresent() &amp;&amp; rfid.PICC_ReadCardSerial()) {</text:p>
      <text:p text:style-name="P2"><text:s text:c="4"/>Serial.print("RFID Tag Detected: ");</text:p>
      <text:p text:style-name="P2"><text:s text:c="4"/></text:p>
      <text:p text:style-name="P2"><text:s text:c="4"/>// Convert RFID UID to String</text:p>
      <text:p text:style-name="P2"><text:s text:c="4"/>String tagID = "";</text:p>
      <text:p text:style-name="P2"><text:s text:c="4"/>for (byte i = 0; i &lt; rfid.uid.size; i++) {</text:p>
      <text:p text:style-name="P2"><text:s text:c="6"/>tagID += String(rfid.uid.uidByte[i], HEX);</text:p>
      <text:p text:style-name="P2"><text:s text:c="4"/>}</text:p>
      <text:p text:style-name="P2"><text:s text:c="4"/>Serial.println(tagID);</text:p>
      <text:p text:style-name="P2"/>
      <text:p text:style-name="P2"><text:s text:c="4"/>// Publish RFID Data</text:p>
      <text:p text:style-name="P2"><text:s text:c="4"/>char tagCharArray[20];</text:p>
      <text:p text:style-name="P2"><text:s text:c="4"/>tagID.toCharArray(tagCharArray, 20);</text:p>
      <text:p text:style-name="P2"><text:s text:c="4"/>client.publish(mqtt_topic_rfid, tagCharArray);</text:p>
      <text:p text:style-name="P2"/>
      <text:p text:style-name="P2"><text:s text:c="4"/>// Update cowID in MySQL</text:p>
      <text:p text:style-name="P2"><text:s text:c="4"/>char query[200];</text:p>
      <text:p text:style-name="P2"><text:s text:c="4"/>sprintf(query, "UPDATE cows SET rfid_tag='%s' WHERE cowID='%d'", tagCharArray, cowID);</text:p>
      <text:p text:style-name="P2"><text:s text:c="4"/></text:p>
      <text:p text:style-name="P2"><text:s text:c="4"/>if (conn.connected()) {</text:p>
      <text:p text:style-name="P2"><text:s text:c="6"/>MySQL_Query sql_query = MySQL_Query(&amp;conn);</text:p>
      <text:p text:style-name="P2"><text:soft-page-break/><text:s text:c="6"/>if (sql_query.execute(query)) {</text:p>
      <text:p text:style-name="P2"><text:s text:c="8"/>Serial.println("RFID assigned to cow successfully");</text:p>
      <text:p text:style-name="P2"><text:s text:c="6"/>} else {</text:p>
      <text:p text:style-name="P2"><text:s text:c="8"/>Serial.println("SQL Error");</text:p>
      <text:p text:style-name="P2"><text:s text:c="6"/>}</text:p>
      <text:p text:style-name="P2"><text:s text:c="4"/>}</text:p>
      <text:p text:style-name="P2"/>
      <text:p text:style-name="P2"><text:s text:c="4"/>Serial.print("Cow ID Assigned: ");</text:p>
      <text:p text:style-name="P2"><text:s text:c="4"/>Serial.println(cowID);</text:p>
      <text:p text:style-name="P2"/>
      <text:p text:style-name="P2"><text:s text:c="4"/>cowID++;</text:p>
      <text:p text:style-name="P2"><text:s text:c="4"/></text:p>
      <text:p text:style-name="P2"><text:s text:c="4"/>rfid.PICC_HaltA();</text:p>
      <text:p text:style-name="P2"><text:s text:c="4"/>rfid.PCD_StopCrypto1();</text:p>
      <text:p text:style-name="P2"><text:s text:c="2"/>}</text:p>
      <text:p text:style-name="P2"/>
      <text:p text:style-name="P2"><text:s text:c="2"/>// Read Temperature</text:p>
      <text:p text:style-name="P2"><text:s text:c="2"/>sensors.requestTemperatures();</text:p>
      <text:p text:style-name="P2"><text:s text:c="2"/>float temperatureC = sensors.getTempCByIndex(0);</text:p>
      <text:p text:style-name="P2"/>
      <text:p text:style-name="P2"><text:s text:c="2"/>char tempString[8];</text:p>
      <text:p text:style-name="P2"><text:s text:c="2"/>dtostrf(temperatureC, 1, 2, tempString);</text:p>
      <text:p text:style-name="P2"><text:s text:c="2"/>Serial.print("Température envoyée: ");</text:p>
      <text:p text:style-name="P2"><text:s text:c="2"/>Serial.println(tempString);</text:p>
      <text:p text:style-name="P2"><text:s text:c="2"/>client.publish(mqtt_topic_temp, tempString);</text:p>
      <text:p text:style-name="P2"/>
      <text:p text:style-name="P2"><text:s text:c="2"/>delay(5000);</text:p>
      <text:p text:style-name="P2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3:10:09.230905737</meta:creation-date>
    <dc:date>2025-03-25T13:51:56.176219706</dc:date>
    <meta:editing-duration>PT37M31S</meta:editing-duration>
    <meta:editing-cycles>4</meta:editing-cycles>
    <meta:generator>LibreOffice/7.4.7.2$Linux_AARCH64 LibreOffice_project/40$Build-2</meta:generator>
    <meta:document-statistic meta:table-count="0" meta:image-count="0" meta:object-count="0" meta:page-count="4" meta:paragraph-count="165" meta:word-count="449" meta:character-count="3960" meta:non-whitespace-character-count="3225"/>
  </office:meta>
</office:document-meta>
</file>